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7" style:family="table">
      <style:table-properties style:width="15.997cm" table:align="left" style:writing-mode="lr-tb"/>
    </style:style>
    <style:style style:name="Tableau7.A" style:family="table-column">
      <style:table-column-properties style:column-width="1.99cm"/>
    </style:style>
    <style:style style:name="Tableau7.B" style:family="table-column">
      <style:table-column-properties style:column-width="0.639cm"/>
    </style:style>
    <style:style style:name="Tableau7.C" style:family="table-column">
      <style:table-column-properties style:column-width="4.625cm"/>
    </style:style>
    <style:style style:name="Tableau7.D" style:family="table-column">
      <style:table-column-properties style:column-width="1.674cm"/>
    </style:style>
    <style:style style:name="Tableau7.E" style:family="table-column">
      <style:table-column-properties style:column-width="1.279cm"/>
    </style:style>
    <style:style style:name="Tableau7.F" style:family="table-column">
      <style:table-column-properties style:column-width="1.626cm"/>
    </style:style>
    <style:style style:name="Tableau7.G" style:family="table-column">
      <style:table-column-properties style:column-width="4.165cm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A18" style:family="table-cell">
      <style:table-cell-properties style:vertical-align="middle"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au7.D18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aabd9"/>
    </style:style>
    <style:style style:name="P2" style:family="paragraph" style:parent-style-name="Text_20_body">
      <style:text-properties officeooo:paragraph-rsid="001aabd9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="0cm" fo:border="none" style:shadow="none"/>
      <style:text-properties fo:font-style="italic" fo:font-weight="bold" officeooo:paragraph-rsid="001aabd9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fo:font-style="italic" fo:font-weight="bold" officeooo:paragraph-rsid="001aabd9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style="italic" fo:font-weight="bold" officeooo:paragraph-rsid="001aabd9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fo:font-weight="bold" officeooo:paragraph-rsid="001aabd9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fo:font-weight="bold" officeooo:paragraph-rsid="001aabd9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weight="bold" officeooo:paragraph-rsid="001aabd9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ans" fo:font-size="8pt" officeooo:rsid="002677ef" officeooo:paragraph-rsid="001aabd9" style:font-size-asian="8pt" style:font-size-complex="8pt"/>
    </style:style>
    <style:style style:name="P1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ans" fo:font-size="8pt" officeooo:rsid="002677ef" officeooo:paragraph-rsid="001aabd9" style:font-size-asian="8pt" style:font-size-complex="8pt"/>
    </style:style>
    <style:style style:name="P11" style:family="paragraph" style:parent-style-name="Table_20_Contents">
      <loext:graphic-properties draw:fill="solid" draw:fill-color="#ffcc99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ffcc99" fo:padding="0cm" fo:border="none" style:shadow="none"/>
      <style:text-properties style:font-name="Liberation Sans" fo:font-size="8pt" officeooo:rsid="002677ef" officeooo:paragraph-rsid="001aabd9" style:font-size-asian="8pt" style:font-size-complex="8pt"/>
    </style:style>
    <style:style style:name="P1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ans" fo:font-size="8pt" officeooo:rsid="002677ef" officeooo:paragraph-rsid="001aabd9" style:font-size-asian="8pt" style:font-size-complex="8pt"/>
    </style:style>
    <style:style style:name="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/>
      <style:text-properties style:font-name="Liberation Sans" fo:font-size="8pt" officeooo:rsid="002677ef" officeooo:paragraph-rsid="001aabd9" style:font-size-asian="8pt" style:font-size-complex="8pt"/>
    </style:style>
    <style:style style:name="P1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/>
      <style:text-properties style:font-name="Liberation Sans" fo:font-size="8pt" officeooo:rsid="002abdfe" officeooo:paragraph-rsid="001aabd9" style:font-size-asian="8pt" style:font-size-complex="8pt"/>
    </style:style>
    <style:style style:name="P1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ans" fo:font-size="8pt" officeooo:rsid="00273c02" officeooo:paragraph-rsid="001aabd9" style:font-size-asian="8pt" style:font-size-complex="8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8pt" officeooo:rsid="001e0af2" officeooo:paragraph-rsid="001e0af2" style:font-size-asian="8pt" style:font-size-complex="8pt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ans" fo:font-size="8pt" officeooo:rsid="001e0af2" officeooo:paragraph-rsid="001e0af2" style:font-size-asian="8pt" style:font-size-complex="8pt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ans" fo:font-size="8pt" officeooo:rsid="001fe8f2" officeooo:paragraph-rsid="001fe8f2" style:font-size-asian="8pt" style:font-size-complex="8pt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ans" fo:font-size="8pt" officeooo:rsid="002104f5" officeooo:paragraph-rsid="002104f5" style:font-size-asian="8pt" style:font-size-complex="8pt"/>
    </style:style>
    <style:style style:name="P20" style:family="paragraph" style:parent-style-name="Table_20_Contents">
      <loext:graphic-properties draw:fill="solid" draw:fill-color="#ffcc99"/>
      <style:paragraph-properties fo:margin-left="0cm" fo:margin-right="0cm" fo:margin-top="0cm" fo:margin-bottom="0cm" loext:contextual-spacing="false" fo:text-indent="0cm" style:auto-text-indent="false" fo:background-color="#ffcc99" fo:padding="0cm" fo:border="none" style:shadow="none"/>
      <style:text-properties style:font-name="Liberation Sans" fo:font-size="8pt" officeooo:rsid="002104f5" officeooo:paragraph-rsid="002104f5" style:font-size-asian="8pt" style:font-size-complex="8pt"/>
    </style:style>
    <style:style style:name="P2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ans" fo:font-size="8pt" officeooo:rsid="0021eb23" officeooo:paragraph-rsid="0021eb23" style:font-size-asian="8pt" style:font-size-complex="8pt"/>
    </style:style>
    <style:style style:name="P2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/>
      <style:text-properties style:font-name="Liberation Sans" fo:font-size="8pt" officeooo:rsid="0021eb23" officeooo:paragraph-rsid="0021eb23" style:font-size-asian="8pt" style:font-size-complex="8pt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 style:shadow="none"/>
      <style:text-properties style:font-name="Liberation Sans" fo:font-size="10pt" officeooo:rsid="001d8833" officeooo:paragraph-rsid="001d8833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paragraph-rsid="001aabd9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officeooo:rsid="001d8833" officeooo:paragraph-rsid="001d8833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rsid="001d8833" officeooo:paragraph-rsid="001d8833"/>
    </style:style>
    <style:style style:name="P27" style:family="paragraph" style:parent-style-name="Table_20_Contents">
      <style:paragraph-properties fo:margin-left="0.751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10pt" officeooo:rsid="001d8833" officeooo:paragraph-rsid="001d8833"/>
    </style:style>
    <style:style style:name="P28" style:family="paragraph" style:parent-style-name="Heading_20_1" style:master-page-name="">
      <style:paragraph-properties style:page-number="auto" fo:break-before="page"/>
      <style:text-properties officeooo:paragraph-rsid="001aabd9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8pt" officeooo:rsid="001e0af2" officeooo:paragraph-rsid="001e0af2" style:font-size-asian="8pt" style:font-size-complex="8pt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8pt" officeooo:rsid="001e0af2" officeooo:paragraph-rsid="0023c096" style:font-size-asian="8pt" style:font-size-complex="8pt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ans" fo:font-size="8pt" officeooo:rsid="0023c096" officeooo:paragraph-rsid="0023c096" style:font-size-asian="8pt" style:font-size-complex="8pt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8pt" officeooo:rsid="0023c096" officeooo:paragraph-rsid="0023c096" style:font-size-asian="8pt" style:font-size-complex="8pt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8pt" officeooo:rsid="001fe8f2" officeooo:paragraph-rsid="001fe8f2" style:font-size-asian="8pt" style:font-size-complex="8pt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8pt" officeooo:rsid="002104f5" officeooo:paragraph-rsid="0023c096" style:font-size-asian="8pt" style:font-size-complex="8pt"/>
    </style:style>
    <style:style style:name="P35" style:family="paragraph" style:parent-style-name="Table_20_Contents">
      <loext:graphic-properties draw:fill="solid" draw:fill-color="#ffcc99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#ffcc99" fo:padding="0cm" fo:border="none" style:shadow="none"/>
      <style:text-properties style:font-name="Liberation Sans" fo:font-size="8pt" officeooo:rsid="002104f5" officeooo:paragraph-rsid="002585bc" style:font-size-asian="8pt" style:font-size-complex="8pt"/>
    </style:style>
    <style:style style:name="P3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/>
      <style:text-properties style:font-name="Liberation Sans" fo:font-size="8pt" officeooo:rsid="002585bc" officeooo:paragraph-rsid="002585bc" style:font-size-asian="8pt" style:font-size-complex="8pt"/>
    </style:style>
    <style:style style:name="T1" style:family="text">
      <style:text-properties officeooo:rsid="001fe341"/>
    </style:style>
    <style:style style:name="T2" style:family="text">
      <style:text-properties officeooo:rsid="001855f9"/>
    </style:style>
    <style:style style:name="T3" style:family="text">
      <style:text-properties officeooo:rsid="00231fc0"/>
    </style:style>
    <style:style style:name="T4" style:family="text">
      <style:text-properties officeooo:rsid="0023c096"/>
    </style:style>
    <style:style style:name="T5" style:family="text">
      <style:text-properties officeooo:rsid="002585b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Test unitaire de la classe </text:h>
      <text:p text:style-name="P2">Après avoir étudié le diagramme de séquence <text:span text:style-name="T1">et l’interface homme-machine proposée </text:span>pour le test de la classe <text:span text:style-name="T3">Page</text:span>, réaliser la fiche de test unitaire permettant de valider le fonctionnement de cette classe.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row>
          <table:table-cell table:style-name="Tableau7.A1" table:number-columns-spanned="7" office:value-type="string">
            <text:p text:style-name="P3">Fiche de test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7.A2" table:number-columns-spanned="2" office:value-type="string">
            <text:p text:style-name="P8">Nature : </text:p>
          </table:table-cell>
          <table:covered-table-cell/>
          <table:table-cell table:style-name="Tableau7.A2" table:number-columns-spanned="2" office:value-type="string">
            <text:p text:style-name="P24">Fonctionnel</text:p>
          </table:table-cell>
          <table:covered-table-cell/>
          <table:table-cell table:style-name="Tableau7.A2" table:number-columns-spanned="2" office:value-type="string">
            <text:p text:style-name="P8">Référence : </text:p>
          </table:table-cell>
          <table:covered-table-cell/>
          <table:table-cell table:style-name="Tableau7.G2" office:value-type="string">
            <text:p text:style-name="P24">F1</text:p>
          </table:table-cell>
        </table:table-row>
        <table:table-row>
          <table:table-cell table:style-name="Tableau7.A2" table:number-columns-spanned="2" office:value-type="string">
            <text:p text:style-name="P8">Module : </text:p>
          </table:table-cell>
          <table:covered-table-cell/>
          <table:table-cell table:style-name="Tableau7.G2" table:number-columns-spanned="5" office:value-type="string">
            <text:p text:style-name="P5">Classe <text:span text:style-name="T3">Pag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2" table:number-columns-spanned="2" office:value-type="string">
            <text:p text:style-name="P8">Objectif :</text:p>
          </table:table-cell>
          <table:covered-table-cell/>
          <table:table-cell table:style-name="Tableau7.G2" table:number-columns-spanned="5" office:value-type="string">
            <text:p text:style-name="P24">Vérifier <text:span text:style-name="T2">qu'un pointeau est bien scanner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G2" table:number-columns-spanned="7" office:value-type="string">
            <text:p text:style-name="P4">Condition du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7.A2" table:number-columns-spanned="5" office:value-type="string">
            <text:p text:style-name="P6">État initial du module</text:p>
          </table:table-cell>
          <table:covered-table-cell/>
          <table:covered-table-cell/>
          <table:covered-table-cell/>
          <table:covered-table-cell/>
          <table:table-cell table:style-name="Tableau7.G2" table:number-columns-spanned="2" office:value-type="string">
            <text:p text:style-name="P6">Environnement du test</text:p>
          </table:table-cell>
          <table:covered-table-cell/>
        </table:table-row>
        <table:table-row>
          <table:table-cell table:style-name="Tableau7.A2" table:number-columns-spanned="2" office:value-type="string">
            <text:p text:style-name="P7">Programme</text:p>
          </table:table-cell>
          <table:covered-table-cell/>
          <table:table-cell table:style-name="Tableau7.A2" table:number-columns-spanned="3" office:value-type="string">
            <text:p text:style-name="P25">Identification accepter</text:p>
          </table:table-cell>
          <table:covered-table-cell/>
          <table:covered-table-cell/>
          <table:table-cell table:style-name="Tableau7.G2" table:number-columns-spanned="2" office:value-type="string">
            <text:p text:style-name="P26">Tel avec NFC</text:p>
          </table:table-cell>
          <table:covered-table-cell/>
        </table:table-row>
        <table:table-row>
          <table:table-cell table:style-name="Tableau7.G2" table:number-columns-spanned="7" office:value-type="string">
            <text:p text:style-name="P6">Conditions initi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7.G2" table:number-columns-spanned="7" office:value-type="string">
            <text:p text:style-name="P23">Identification accepter et visualisation lieux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7.G2" table:number-columns-spanned="7" office:value-type="string">
            <text:p text:style-name="P4">Procédure de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7.G2" table:number-columns-spanned="7" office:value-type="string">
            <text:p text:style-name="P27">Le tag mifare est considérer comme un pointeaux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7.A2" office:value-type="string">
            <text:p text:style-name="P6">Repère</text:p>
          </table:table-cell>
          <table:table-cell table:style-name="Tableau7.A2" table:number-columns-spanned="2" office:value-type="string">
            <text:p text:style-name="P6">Opérations</text:p>
          </table:table-cell>
          <table:covered-table-cell/>
          <table:table-cell table:style-name="Tableau7.G2" table:number-columns-spanned="4" office:value-type="string">
            <text:p text:style-name="P6">Résultats attendus</text:p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9">1</text:p>
          </table:table-cell>
          <table:table-cell table:style-name="Tableau7.A13" table:number-columns-spanned="2" office:value-type="string">
            <text:p text:style-name="P16">Ne pas scanner de tag mifare</text:p>
          </table:table-cell>
          <table:covered-table-cell/>
          <table:table-cell table:style-name="Tableau7.G2" table:number-columns-spanned="4" office:value-type="string">
            <text:p text:style-name="P31">aucun</text:p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9">2</text:p>
          </table:table-cell>
          <table:table-cell table:style-name="Tableau7.A13" table:number-columns-spanned="2" office:value-type="string">
            <text:p text:style-name="P16">Saisir sur la carte le Nom du premier pointeau : B106</text:p>
            <text:p text:style-name="P32">Scanner le tag mifare avec le tel</text:p>
          </table:table-cell>
          <table:covered-table-cell/>
          <table:table-cell table:style-name="Tableau7.G2" table:number-columns-spanned="4" office:value-type="string">
            <text:p text:style-name="P17">Nom B106 en vert</text:p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9">3</text:p>
          </table:table-cell>
          <table:table-cell table:style-name="Tableau7.A13" table:number-columns-spanned="2" office:value-type="string">
            <text:p text:style-name="P30">Saisir sur la carte le Nom du deuxième pointeau : B108 </text:p>
            <text:p text:style-name="P32">Alors qui devrais passer le premier pointeau.</text:p>
            <text:p text:style-name="P32">Scanner le tag mifare avec le tel</text:p>
          </table:table-cell>
          <table:covered-table-cell/>
          <table:table-cell table:style-name="Tableau7.G2" table:number-columns-spanned="4" office:value-type="string">
            <text:p text:style-name="P17">Message d’erreur et pointeau B106 en rouge</text:p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9">4</text:p>
          </table:table-cell>
          <table:table-cell table:style-name="Tableau7.A13" table:number-columns-spanned="2" office:value-type="string">
            <text:p text:style-name="P33">Saisir un nom de pointeau sur le tag mifare non connue dans la base de donnée.</text:p>
            <text:p text:style-name="P32">Scanner le tag mifare avec le tel</text:p>
          </table:table-cell>
          <table:covered-table-cell/>
          <table:table-cell table:style-name="Tableau7.G2" table:number-columns-spanned="4" office:value-type="string">
            <text:p text:style-name="P18">Message d’erreur en disant que ce n’est pas connue</text:p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9">5</text:p>
          </table:table-cell>
          <table:table-cell table:style-name="Tableau7.A13" table:number-columns-spanned="2" office:value-type="string">
            <text:p text:style-name="P34">Le tag mifare ne marche pas </text:p>
            <text:p text:style-name="P34"><text:span text:style-name="T4">Appuie</text:span> bouton ignorer, basculement <text:span text:style-name="T4">à</text:span> la page anomalie</text:p>
          </table:table-cell>
          <table:covered-table-cell/>
          <table:table-cell table:style-name="Tableau7.G2" table:number-columns-spanned="4" office:value-type="string">
            <text:p text:style-name="P19">Page anomalie</text:p>
          </table:table-cell>
          <table:covered-table-cell/>
          <table:covered-table-cell/>
          <table:covered-table-cell/>
        </table:table-row>
        <table:table-row>
          <table:table-cell table:style-name="Tableau7.A18" office:value-type="string">
            <text:p text:style-name="P11">6 </text:p>
          </table:table-cell>
          <table:table-cell table:style-name="Tableau7.A18" table:number-columns-spanned="2" office:value-type="string">
            <text:p text:style-name="P35">Une anomalie dans le lieux</text:p>
            <text:p text:style-name="P35"><text:span text:style-name="T5">A</text:span>ppuie bouton anomalie, <text:span text:style-name="T5">basculement</text:span> page anomalie</text:p>
          </table:table-cell>
          <table:covered-table-cell/>
          <table:table-cell table:style-name="Tableau7.D18" table:number-columns-spanned="4" office:value-type="string">
            <text:p text:style-name="P20">Page anomalie</text:p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0">7</text:p>
          </table:table-cell>
          <table:table-cell table:style-name="Tableau7.A13" table:number-columns-spanned="2" office:value-type="string">
            <text:p text:style-name="P21">Si BDD non présente sur le tel</text:p>
          </table:table-cell>
          <table:covered-table-cell/>
          <table:table-cell table:style-name="Tableau7.G2" table:number-columns-spanned="4" office:value-type="string">
            <text:p text:style-name="P36">aucun</text:p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5">8</text:p>
          </table:table-cell>
          <table:table-cell table:style-name="Tableau7.A13" table:number-columns-spanned="2" office:value-type="string">
            <text:p text:style-name="P21">Si BDD présente sur le tel</text:p>
          </table:table-cell>
          <table:covered-table-cell/>
          <table:table-cell table:style-name="Tableau7.G2" table:number-columns-spanned="4" office:value-type="string">
            <text:p text:style-name="P22">Les nom s’affiche sur la page déroulement</text:p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5">9</text:p>
          </table:table-cell>
          <table:table-cell table:style-name="Tableau7.A13" table:number-columns-spanned="2" office:value-type="string">
            <text:p text:style-name="P12"/>
          </table:table-cell>
          <table:covered-table-cell/>
          <table:table-cell table:style-name="Tableau7.G2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5">10</text:p>
          </table:table-cell>
          <table:table-cell table:style-name="Tableau7.A13" table:number-columns-spanned="2" office:value-type="string">
            <text:p text:style-name="P12"/>
          </table:table-cell>
          <table:covered-table-cell/>
          <table:table-cell table:style-name="Tableau7.G2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5">11</text:p>
          </table:table-cell>
          <table:table-cell table:style-name="Tableau7.A13" table:number-columns-spanned="2" office:value-type="string">
            <text:p text:style-name="P12"/>
          </table:table-cell>
          <table:covered-table-cell/>
          <table:table-cell table:style-name="Tableau7.G2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5">12</text:p>
          </table:table-cell>
          <table:table-cell table:style-name="Tableau7.A13" table:number-columns-spanned="2" office:value-type="string">
            <text:p text:style-name="P12"/>
          </table:table-cell>
          <table:covered-table-cell/>
          <table:table-cell table:style-name="Tableau7.G2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5">13</text:p>
          </table:table-cell>
          <table:table-cell table:style-name="Tableau7.A13" table:number-columns-spanned="2" office:value-type="string">
            <text:p text:style-name="P12"/>
          </table:table-cell>
          <table:covered-table-cell/>
          <table:table-cell table:style-name="Tableau7.G2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5">14</text:p>
          </table:table-cell>
          <table:table-cell table:style-name="Tableau7.A13" table:number-columns-spanned="2" office:value-type="string">
            <text:p text:style-name="P12"/>
          </table:table-cell>
          <table:covered-table-cell/>
          <table:table-cell table:style-name="Tableau7.G2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5">15</text:p>
          </table:table-cell>
          <table:table-cell table:style-name="Tableau7.A13" table:number-columns-spanned="2" office:value-type="string">
            <text:p text:style-name="P12"/>
          </table:table-cell>
          <table:covered-table-cell/>
          <table:table-cell table:style-name="Tableau7.G2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5">16</text:p>
          </table:table-cell>
          <table:table-cell table:style-name="Tableau7.A13" table:number-columns-spanned="2" office:value-type="string">
            <text:p text:style-name="P12"/>
          </table:table-cell>
          <table:covered-table-cell/>
          <table:table-cell table:style-name="Tableau7.G2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text-transform="uppercase" fo:color="#000000" style:font-name="Bookman Old Style" fo:font-family="'Bookman Old Style'" style:font-family-generic="roman" style:font-pitch="variable" fo:font-size="15pt" fo:font-style="italic" fo:font-weight="bold" style:font-size-asian="15pt" style:font-style-asian="italic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hilippe CRUCHET</meta:initial-creator>
    <meta:creation-date>2018-12-11T14:51:41.055217981</meta:creation-date>
    <dc:date>2020-03-31T13:36:39.578000000</dc:date>
    <meta:editing-duration>PT19H50M3S</meta:editing-duration>
    <meta:editing-cycles>7</meta:editing-cycles>
    <meta:generator>LibreOffice/6.3.3.2$Windows_X86_64 LibreOffice_project/a64200df03143b798afd1ec74a12ab50359878ed</meta:generator>
    <meta:document-statistic meta:table-count="1" meta:image-count="0" meta:object-count="0" meta:page-count="1" meta:paragraph-count="62" meta:word-count="255" meta:character-count="1399" meta:non-whitespace-character-count="1197"/>
  </office:meta>
</office:document-meta>
</file>